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12C86AF0FDF463C421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937cm" svg:height="7.937cm" svg:x="7.074cm" svg:y="10.238cm">
          <draw:image xlink:href="Pictures/100000000000012C0000012C86AF0FDF463C421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16T13:03:19.520695643</meta:creation-date>
    <dc:date>2021-12-16T13:05:22.295994346</dc:date>
    <meta:editing-duration>PT2M7S</meta:editing-duration>
    <meta:editing-cycles>1</meta:editing-cycles>
    <meta:document-statistic meta:object-count="1"/>
    <meta:generator>LibreOffice/7.2.3.2$Linux_X86_64 LibreOffice_project/20$Build-2</meta:generator>
  </office:meta>
</office:document-meta>
</file>